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8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2">
      <style:table-cell-properties fo:border="thin solid #999999" style:vertical-align="middle" fo:wrap-option="wrap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2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4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9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1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83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84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85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6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6.24416666666667cm"/>
    </style:style>
    <style:style style:name="co14" style:family="table-column">
      <style:table-column-properties fo:break-before="auto" style:column-width="7.54062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8.3343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6.79979166666667cm"/>
    </style:style>
    <style:style style:name="co20" style:family="table-column">
      <style:table-column-properties fo:break-before="auto" style:column-width="4.1275cm"/>
    </style:style>
    <style:style style:name="co21" style:family="table-column">
      <style:table-column-properties fo:break-before="auto" style:column-width="4.07458333333333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25.5pt" style:use-optimal-row-height="false" fo:break-before="auto"/>
    </style:style>
    <style:style style:name="ro9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&lt;Nombre Proyecto&gt;</text:p>
          </table:table-cell>
          <table:covered-table-cell/>
          <table:table-cell table:style-name="ce2"/>
          <table:table-cell office:value-type="string" table:style-name="ce3">
            <text:p>&lt;Unidad Organizativa&gt;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de Integración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82">
            <text:p>&lt;Nombre Consejería u Organismo Autónom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83">
            <text:p>&lt;Nombre Proyecto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83">
            <text:p>Plan de Pruebas de Integración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84">
            <text:p>&lt;Nombre de la Empresa&gt;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85">
            <text:p>0100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51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2"/>
          <table:table-cell table:number-columns-spanned="2" table:number-rows-spanned="1" table:style-name="ce52"/>
          <table:covered-table-cell/>
          <table:table-cell office:value-type="string" table:style-name="ce14">
            <text:p>Nº Total de Páginas</text:p>
          </table:table-cell>
          <table:table-cell office:value-type="string" table:style-name="ce15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6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7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8">
            <text:p>Versión</text:p>
          </table:table-cell>
          <table:table-cell office:value-type="string" table:style-name="ce19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20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1">
            <text:p>0100</text:p>
          </table:table-cell>
          <table:table-cell office:value-type="string" table:style-name="ce22">
            <text:p>Versión Inicial</text:p>
          </table:table-cell>
          <table:table-cell office:value-type="string" table:number-columns-spanned="2" table:number-rows-spanned="1" table:style-name="ce48">
            <text:p>&lt;Nombre Apellido1 Apellido2&gt;</text:p>
          </table:table-cell>
          <table:covered-table-cell/>
          <table:table-cell office:value-type="string" table:style-name="ce23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style-name="ce25"/>
          <table:table-cell table:style-name="ce13"/>
          <table:table-cell table:number-columns-spanned="2" table:number-rows-spanned="1" table:style-name="ce46"/>
          <table:covered-table-cell/>
          <table:table-cell table:style-name="ce15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6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9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0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8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de_Integración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43" table:default-cell-style-name="ce2"/>
        <table:table-column table:style-name="co11" table:number-columns-repeated="16126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2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&lt;Nombre Proyecto&gt;</text:p>
          </table:table-cell>
          <table:covered-table-cell table:number-columns-repeated="2"/>
          <table:table-cell table:number-columns-repeated="253" table:style-name="ce2"/>
          <table:table-cell table:number-columns-repeated="16126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de Integración</text:p>
          </table:table-cell>
          <table:covered-table-cell table:number-columns-repeated="2"/>
          <table:table-cell table:number-columns-repeated="5" table:style-name="ce4"/>
          <table:table-cell table:number-columns-repeated="248" table:style-name="ce2"/>
          <table:table-cell table:number-columns-repeated="16126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3" table:style-name="ce2"/>
          <table:table-cell table:number-columns-repeated="16126"/>
        </table:table-row>
        <table:table-row table:style-name="ro9">
          <table:table-cell/>
          <table:table-cell office:value-type="string" table:number-columns-spanned="6" table:number-rows-spanned="3" table:style-name="ce74">
            <text:p>Nota :<text:s/><text:span text:style-name="T1">Para cada caso de<text:s/></text:span><text:span text:style-name="T1">prueba se debe mostrar la<text:s/></text:span><text:span text:style-name="T1">siguiente información:</text:span><text:span text:style-name="T1"/></text:p>
            <text:p><text:span text:style-name="T1">- Número del caso de<text:s/></text:span><text:span text:style-name="T1">prueba: Número secuencia<text:s/></text:span><text:span text:style-name="T1">que hace referencia a los<text:s/></text:span><text:span text:style-name="T1">casos de pruebas<text:s/></text:span><text:span text:style-name="T1">definidos.</text:span><text:span text:style-name="T1"/></text:p>
            <text:p><text:span text:style-name="T1">- Componentes a los que<text:s/></text:span><text:span text:style-name="T1">hace referencia cada caso<text:s/></text:span><text:span text:style-name="T1">de prueba</text:span><text:span text:style-name="T1"/></text:p>
            <text:p><text:span text:style-name="T1">- Prerrequisitos que se<text:s/></text:span><text:span text:style-name="T1">deben cumplir para<text:s/></text:span><text:span text:style-name="T1">realizar cada caso de<text:s/></text:span><text:span text:style-name="T1">prueba</text:span><text:span text:style-name="T1"/></text:p>
            <text:p><text:span text:style-name="T1">- Descripción de cada uno<text:s/></text:span><text:span text:style-name="T1">de los pasos a realizar<text:s/></text:span><text:span text:style-name="T1">para realizar el caso de<text:s/></text:span><text:span text:style-name="T1">oprueba</text:span><text:span text:style-name="T1"/></text:p>
            <text:p><text:span text:style-name="T1">- Los datos que se<text:s/></text:span><text:span text:style-name="T1">utilizarán de entrada</text:span><text:span text:style-name="T1"/></text:p>
            <text:p><text:span text:style-name="T1">- La salida que se espera<text:s/></text:span><text:span text:style-name="T1">de ejectura cada paso</text:span><text:span text:style-name="T1"/></text:p>
            <text:p><text:span text:style-name="T1">- Las columnas<text:s/></text:span><text:span text:style-name="T1">sombreadas,<text:s/></text:span><text:span text:style-name="T1">correspondientes a<text:s/></text:span><text:span text:style-name="T1">'Resultados' se rellenarán<text:s/></text:span><text:span text:style-name="T1">una vez ejecutadas las<text:s/></text:span><text:span text:style-name="T1">pruebas, obteniendo así el<text:s/></text:span><text:span text:style-name="T1">Informe de Resultado de<text:s/></text:span><text:span text:style-name="T1">Pruebas de Integración</text:span><text:span text:style-name="T1"/></text:p>
            <text:p/>
          </table:table-cell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covered-table-cell/>
          <table:covered-table-cell table:number-columns-repeated="5"/>
          <table:table-cell table:number-columns-repeated="3" table:style-name="ce2"/>
          <table:table-cell table:number-columns-repeated="2" table:style-name="ce1"/>
          <table:table-cell table:number-columns-repeated="16372"/>
        </table:table-row>
        <table:table-row table:style-name="ro6">
          <table:table-cell/>
          <table:covered-table-cell/>
          <table:covered-table-cell table:number-columns-repeated="5"/>
          <table:table-cell table:number-columns-repeated="251" table:style-name="ce2"/>
          <table:table-cell table:number-columns-repeated="16126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75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76">
            <text:p>Prerrequisitos</text:p>
          </table:table-cell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7">
            <text:p>&lt;&lt;CA0XX&gt;&gt;</text:p>
          </table:table-cell>
          <table:covered-table-cell/>
          <table:table-cell office:value-type="string" table:style-name="ce54">
            <text:p>&lt;&lt;Componente 1&gt;&gt;-&lt;&lt;Componente 2&gt;&gt;</text:p>
          </table:table-cell>
          <table:table-cell table:style-name="ce1"/>
          <table:table-cell table:number-columns-spanned="2" table:number-rows-spanned="1" table:style-name="ce78"/>
          <table:covered-table-cell/>
          <table:table-cell table:number-columns-repeated="16377"/>
        </table:table-row>
        <table:table-row table:style-name="ro6">
          <table:table-cell/>
          <table:table-cell office:value-type="string" table:number-columns-spanned="2" table:number-rows-spanned="1" table:style-name="ce79">
            <text:p>&lt;&lt;CA0YY&gt;&gt;</text:p>
          </table:table-cell>
          <table:covered-table-cell/>
          <table:table-cell office:value-type="string" table:style-name="ce55">
            <text:p>&lt;&lt;Componente 1&gt;&gt;-&lt;&lt;Componente 3&gt;&gt;</text:p>
          </table:table-cell>
          <table:table-cell table:style-name="ce56"/>
          <table:table-cell table:number-columns-spanned="2" table:number-rows-spanned="1" table:style-name="ce80"/>
          <table:covered-table-cell/>
          <table:table-cell table:number-columns-repeated="16377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2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6">
            <text:p>&lt;&lt;CAXX&gt;&gt;</text:p>
          </table:table-cell>
          <table:covered-table-cell/>
          <table:table-cell table:style-name="ce60"/>
          <table:table-cell table:number-columns-repeated="3" table:style-name="ce61"/>
          <table:table-cell table:number-columns-repeated="16377"/>
        </table:table-row>
        <table:table-row table:style-name="ro6">
          <table:table-cell/>
          <table:table-cell office:value-type="string" table:style-name="ce62">
            <text:p>Paso</text:p>
          </table:table-cell>
          <table:table-cell office:value-type="string" table:style-name="ce63">
            <text:p>Descripción de pasos a seguir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66">
            <text:p>&lt;Paso 1. <text:s text:c="2"/>..... &gt;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16377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office:value-type="string" table:style-name="ce69">
            <text:p>&lt;Paso 2. <text:s text:c="2"/>..... &gt;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16377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office:value-type="string" table:style-name="ce69">
            <text:p>. . . .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16377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office:value-type="string" table:style-name="ce69">
            <text:p>. . . .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16377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office:value-type="string" table:style-name="ce69">
            <text:p>. . . .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16377"/>
        </table:table-row>
        <table:table-row table:style-name="ro6">
          <table:table-cell/>
          <table:table-cell office:value-type="float" office:value="6" table:style-name="ce70">
            <text:p>6</text:p>
          </table:table-cell>
          <table:table-cell office:value-type="string" table:style-name="ce71">
            <text:p>&lt;Paso n. <text:s text:c="2"/>..... &gt;</text:p>
          </table:table-cell>
          <table:table-cell table:number-columns-repeated="2" table:style-name="ce71"/>
          <table:table-cell table:style-name="ce72"/>
          <table:table-cell table:style-name="ce73"/>
          <table:table-cell table:number-columns-repeated="16377"/>
        </table:table-row>
        <table:table-row table:style-name="ro6">
          <table:table-cell/>
          <table:table-cell table:number-columns-repeated="257" table:style-name="ce2"/>
          <table:table-cell table:number-columns-repeated="16126"/>
        </table:table-row>
        <table:table-row table:style-name="ro6">
          <table:table-cell/>
          <table:table-cell office:value-type="string" table:number-columns-spanned="2" table:number-rows-spanned="1" table:style-name="ce86">
            <text:p>&lt;&lt;CAYY&gt;&gt;</text:p>
          </table:table-cell>
          <table:covered-table-cell/>
          <table:table-cell table:style-name="ce60"/>
          <table:table-cell table:number-columns-repeated="3" table:style-name="ce61"/>
          <table:table-cell table:number-columns-repeated="16377"/>
        </table:table-row>
        <table:table-row table:style-name="ro6">
          <table:table-cell/>
          <table:table-cell office:value-type="string" table:style-name="ce62">
            <text:p>Paso</text:p>
          </table:table-cell>
          <table:table-cell office:value-type="string" table:style-name="ce63">
            <text:p>Descripción de pasos a seguir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16377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66">
            <text:p>&lt;Paso 1. <text:s text:c="2"/>..... &gt;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16377"/>
        </table:table-row>
        <table:table-row table:style-name="ro6">
          <table:table-cell table:style-name="ce2"/>
          <table:table-cell office:value-type="float" office:value="2" table:style-name="ce65">
            <text:p>2</text:p>
          </table:table-cell>
          <table:table-cell office:value-type="string" table:style-name="ce69">
            <text:p>&lt;Paso 2. <text:s text:c="2"/>..... &gt;</text:p>
          </table:table-cell>
          <table:table-cell table:number-columns-repeated="2" table:style-name="ce66"/>
          <table:table-cell table:style-name="ce67"/>
          <table:table-cell table:style-name="ce68"/>
          <table:table-cell table:style-name="ce2"/>
          <table:table-cell table:style-name="ce1"/>
          <table:table-cell table:number-columns-repeated="16375"/>
        </table:table-row>
        <table:table-row table:style-name="ro6">
          <table:table-cell table:style-name="ce2"/>
          <table:table-cell office:value-type="float" office:value="3" table:style-name="ce65">
            <text:p>3</text:p>
          </table:table-cell>
          <table:table-cell office:value-type="string" table:style-name="ce69">
            <text:p>. . . .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4" table:style-name="ce65">
            <text:p>4</text:p>
          </table:table-cell>
          <table:table-cell office:value-type="string" table:style-name="ce69">
            <text:p>. . . .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5" table:style-name="ce65">
            <text:p>5</text:p>
          </table:table-cell>
          <table:table-cell office:value-type="string" table:style-name="ce69">
            <text:p>. . . .</text:p>
          </table:table-cell>
          <table:table-cell table:number-columns-repeated="2" table:style-name="ce66"/>
          <table:table-cell table:style-name="ce67"/>
          <table:table-cell table:style-name="ce68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2"/>
          <table:table-cell office:value-type="float" office:value="6" table:style-name="ce70">
            <text:p>6</text:p>
          </table:table-cell>
          <table:table-cell office:value-type="string" table:style-name="ce71">
            <text:p>&lt;Paso n. <text:s text:c="2"/>..... &gt;</text:p>
          </table:table-cell>
          <table:table-cell table:number-columns-repeated="2" table:style-name="ce71"/>
          <table:table-cell table:style-name="ce72"/>
          <table:table-cell table:style-name="ce73"/>
          <table:table-cell table:number-columns-repeated="251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office:value-type="string" table:style-name="ce26">
            <text:p>Se deberá inserta una ficha, por cada caso de prueba (&lt;&lt;CAXX&gt;&gt;) definido.</text:p>
          </table:table-cell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 table:style-name="ce2"/>
          <table:table-cell table:style-name="ce36"/>
          <table:table-cell table:number-columns-repeated="3" table:style-name="ce26"/>
          <table:table-cell table:number-columns-repeated="253" table:style-name="ce2"/>
          <table:table-cell table:number-columns-repeated="16126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de_Integración.$A$1:Pruebas_de_Integración.$G$37" table:base-cell-address="Pruebas_de_Integración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currency-style style:name="N37P0" number:language="es" number:country="CO">
      <number:number number:decimal-places="2" number:min-integer-digits="1" number:grouping="true"/>
      <number:text> </number:text>
      <number:currency-symbol number:language="es" number:country="CO">€</number:currency-symbol>
    </number:currency-style>
    <number:currency-style style:name="N37" number:language="es" number:country="CO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CO">€</number:currency-symbol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ALBEIRO RAMOS</dc:creator>
    <meta:creation-date>1996-11-27T11:00:04Z</meta:creation-date>
    <dc:date>2021-03-23T14:02:18Z</dc:date>
    <meta:print-date>2021-03-23T14:01:04Z</meta:print-date>
    <meta:editing-cycles>126</meta:editing-cycles>
    <meta:editing-duration>PT166673S</meta:editing-duration>
    <meta:user-defined meta:name="Autor">&lt;Nombre de la Empresa&gt;</meta:user-defined>
    <meta:user-defined meta:name="Info 2"/>
    <meta:user-defined meta:name="Info 3"/>
    <meta:user-defined meta:name="Info 4"/>
  </office:meta>
</office:document-meta>
</file>